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C7ED433AEF4D677B.png" manifest:media-type="image/png"/>
  <manifest:file-entry manifest:full-path="Pictures/100C973F000052220000741E75B871590156C2A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396cm, 2.596cm, 17.011cm, 11.6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3cm" svg:height="4.317cm" svg:x="11.699cm" svg:y="8.397cm">
          <draw:image xlink:href="Pictures/100C973F000052220000741E75B871590156C2AF.svg" xlink:type="simple" xlink:show="embed" xlink:actuate="onLoad" loext:mime-type="image/svg+xml">
            <text:p/>
          </draw:image>
          <draw:image xlink:href="Pictures/100002010000025300000349C7ED433AEF4D677B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7T18:26:38.061202980</dc:date>
    <meta:editing-duration>PT1M39S</meta:editing-duration>
    <meta:editing-cycles>1</meta:editing-cycles>
    <meta:document-statistic meta:object-count="1"/>
    <meta:generator>LibreOffice/6.4.6.2$Linux_X86_64 LibreOffice_project/40$Build-2</meta:generator>
  </office:meta>
</office:document-meta>
</file>